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lliam Royle</text:p>
      <text:p text:style-name="Standard">Samee Zahid</text:p>
      <text:p text:style-name="Standard"/>
      <text:p text:style-name="Standard">November 12, 2014</text:p>
      <text:p text:style-name="Standard"/>
      <text:p text:style-name="P2">Data Collection Algorithms Analysis (Part Four)</text:p>
      <text:p text:style-name="Standard"/>
      <text:p text:style-name="Standard"/>
      <text:p text:style-name="P1">Times for various operations with specified data collections</text:p>
      <text:p text:style-name="Standard"/>
      <text:p text:style-name="Standard">Sorted ArrayList (32000 elements) <text:s/>(all averages over 20 trials)</text:p>
      <text:p text:style-name="Standard"/>
      <text:p text:style-name="Standard"><text:tab/> <text:s text:c="7"/>add/1 <text:s text:c="2"/>index <text:s text:c="3"/>iterate <text:s text:c="2"/>add/2 <text:s text:c="4"/>rem/1 <text:tab/> <text:s text:c="3"/>rem/2 <text:s text:c="3"/>total</text:p>
      <text:p text:style-name="Standard">Average <text:s text:c="7"/>45 <text:s text:c="10"/>0 <text:s text:c="8"/>0 <text:s text:c="8"/>130 <text:s text:c="7"/>236 <text:s text:c="9"/>76 <text:s text:c="7"/>414</text:p>
      <text:p text:style-name="Standard"><text:s/>(16000)</text:p>
      <text:p text:style-name="Standard">Average <text:s text:c="7"/>12 <text:s text:c="10"/>0 <text:s text:c="8"/>0 <text:s text:c="10"/>33 <text:s text:c="9"/>59 <text:s text:c="9"/>19 <text:s text:c="7"/>105</text:p>
      <text:p text:style-name="Standard">(8000)</text:p>
      <text:p text:style-name="Standard">Average <text:s text:c="8"/>3 <text:s text:c="11"/>0 <text:s text:c="8"/>0 <text:s text:c="11"/>8 <text:s text:c="10"/>14 <text:s text:c="10"/>4 <text:s text:c="10"/>27</text:p>
      <text:p text:style-name="Standard">(4000)</text:p>
      <text:p text:style-name="Standard">Average <text:s text:c="8"/>1 <text:s text:c="11"/>0 <text:s text:c="8"/>0 <text:s text:c="11"/>2 <text:s text:c="11"/>4 <text:s text:c="11"/>1 <text:s text:c="12"/>8 </text:p>
      <text:p text:style-name="Standard"/>
      <text:p text:style-name="Standard"/>
      <text:p text:style-name="Standard"/>
      <text:p text:style-name="Standard"/>
      <text:p text:style-name="Standard">Our version of Skip List ( 32000 elements ) (all averages over 20 trials)</text:p>
      <text:p text:style-name="Standard"/>
      <text:p text:style-name="Standard"><text:tab/> <text:s text:c="7"/>add/1 <text:s text:c="2"/>index <text:s text:c="3"/>iterate <text:s text:c="2"/>add/2 <text:s text:c="4"/>rem/1 <text:tab/> <text:s text:c="3"/>rem/2 <text:s text:c="3"/>total</text:p>
      <text:p text:style-name="Standard">Average <text:s text:c="7"/>14 <text:s text:c="10"/>0 <text:s text:c="9"/>1 <text:s text:c="9"/>22 <text:s text:c="9"/>14 <text:s text:c="10"/>4 <text:s text:c="9"/>53</text:p>
      <text:p text:style-name="Standard"><text:s/>(16000)</text:p>
      <text:p text:style-name="Standard">Average <text:s text:c="8"/>8 <text:s text:c="11"/>0 <text:s text:c="9"/>0 <text:s text:c="10"/>9 <text:s text:c="11"/>6 <text:s text:c="11"/>1 <text:s text:c="9"/>25</text:p>
      <text:p text:style-name="Standard">(8000)</text:p>
      <text:p text:style-name="Standard">Average <text:s text:c="8"/>5 <text:s text:c="11"/>0 <text:s text:c="9"/>0 <text:s text:c="10"/>4 <text:s text:c="11"/>4 <text:s text:c="11"/>1 <text:s text:c="9"/>15</text:p>
      <text:p text:style-name="Standard">(4000)</text:p>
      <text:p text:style-name="Standard">Average <text:s text:c="8"/>2 <text:s text:c="11"/>0 <text:s text:c="9"/>0 <text:s text:c="10"/>2 <text:s text:c="11"/>2 <text:s text:c="11"/>0 <text:s text:c="11"/>7</text:p>
      <text:p text:style-name="P3"/>
      <text:p text:style-name="Standard"/>
      <text:p text:style-name="Standard"><text:tab/>From our tests, we can see that adding and removing is much quicker with our skip lists than with the sorted ArrayList, however indexing/lookup is quicker with sorted ArrayLists. We notice that the time taken to add new elements to our skip lists increases roughly logarithmically with the number of elements, as does the amount of time taken. The amount of time taken to add new elements to our sorted ArrayLists, on the other hand, takes an amount of time roughly proportional to N. This makes sense, as ArrayLists have to shift elements over in order to add new elements.</text:p>
      <text:p text:style-name="Standard"/>
      <text:p text:style-name="Standard"><text:tab/>If we were to have a static collection of data, we would think using an Array List would be the more logical decision. Why? We know the data is static and won't be changed (making adding/removing redundant), and since we would only need to do lookup, Array Lists would win.</text:p>
      <text:p text:style-name="Standard"/>
      <text:p text:style-name="Standard"><text:tab/>However, if we were to use a dynamic collection, especially one that's more prone to <text:soft-page-break/>additions/deletions, then a Skip List would make more sense. As we can see from our tests, Skip Lists are much better for additions/removal for larger inputs, and if we're more concerned about those then Skip Lists would obviously be better. Array Lists would perform worse relatively since adding/removing is expensive for them. </text:p>
      <text:p text:style-name="Standard"><text:tab/></text:p>
      <text:p text:style-name="Standard"><text:tab/>For small collections, regardless of how one plans to use the data, it is best to use sorted ArrayLists, because they have less overhead than SkipLists. In order to implement Skip Lists, one needs to have each node in the SkipList hold a variable amount of data, which reflects the pointers to subsequent nodes in the SkipList. The benefits of this strategy are best realized with larger data collection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oyle</meta:initial-creator>
    <meta:creation-date>2014-11-12T20:35:17</meta:creation-date>
    <dc:date>2014-11-12T21:15:25</dc:date>
    <dc:creator>William Royle</dc:creator>
    <meta:editing-duration>PT8M27S</meta:editing-duration>
    <meta:editing-cycles>6</meta:editing-cycles>
    <meta:generator>LibreOffice/3.5$Linux_X86_64 LibreOffice_project/350m1$Build-2</meta:generator>
    <meta:document-statistic meta:table-count="0" meta:image-count="0" meta:object-count="0" meta:page-count="2" meta:paragraph-count="28" meta:word-count="414" meta:character-count="2858" meta:non-whitespace-character-count="1877"/>
  </office:meta>
</office:document-meta>
</file>